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Table1.9" style:family="table-row">
      <style:table-row-properties style:min-row-height="0.566cm"/>
    </style:style>
    <style:style style:name="P1" style:family="paragraph" style:parent-style-name="Table_20_Contents">
      <style:text-properties officeooo:rsid="001b2c14" officeooo:paragraph-rsid="001b2c14"/>
    </style:style>
    <style:style style:name="P2" style:family="paragraph" style:parent-style-name="Table_20_Contents" style:list-style-name="L2"/>
    <style:style style:name="P3" style:family="paragraph" style:parent-style-name="Table_20_Contents" style:list-style-name="L2">
      <style:text-properties officeooo:paragraph-rsid="001b2c14"/>
    </style:style>
    <style:style style:name="P4" style:family="paragraph" style:parent-style-name="Table_20_Contents">
      <style:text-properties fo:font-weight="bold"/>
    </style:style>
    <style:style style:name="P5" style:family="paragraph" style:parent-style-name="Table_20_Contents">
      <style:text-properties officeooo:rsid="001ccdc6" officeooo:paragraph-rsid="001ccdc6"/>
    </style:style>
    <style:style style:name="P6" style:family="paragraph" style:parent-style-name="Text_20_body">
      <style:text-properties fo:font-weight="bold"/>
    </style:style>
    <style:style style:name="T1" style:family="text">
      <style:text-properties officeooo:rsid="001b2c14"/>
    </style:style>
    <style:style style:name="T2" style:family="text">
      <style:text-properties fo:font-weight="bold"/>
    </style:style>
    <style:style style:name="T3" style:family="text">
      <style:text-properties fo:font-weight="bold" officeooo:rsid="001ccdc6"/>
    </style:style>
    <style:style style:name="T4" style:family="text">
      <style:text-properties officeooo:rsid="001ccdc6"/>
    </style:style>
    <style:style style:name="T5" style:family="text">
      <style:text-properties officeooo:rsid="002061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94287788402432">
          <table:table-cell table:style-name="Table1.A1" office:value-type="string">
            <text:p text:style-name="P1">CLUSTER</text:p>
          </table:table-cell>
          <table:table-cell table:style-name="Table1.A1" office:value-type="string">
            <text:p text:style-name="P1">ANNOTATION</text:p>
          </table:table-cell>
        </table:table-row>
        <table:table-row table:style-name="TableLine94287788402432">
          <table:table-cell table:style-name="Table1.A1" office:value-type="string">
            <text:list xml:id="list152008754" text:style-name="L2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788402432">
          <table:table-cell table:style-name="Table1.A1" office:value-type="string">
            <text:list xml:id="list130625953754266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Text_20_body"><text:span text:style-name="T2">glia </text:span><text:span text:style-name="T3">1</text:span></text:p>
          </table:table-cell>
        </table:table-row>
        <table:table-row table:style-name="TableLine94287788402432">
          <table:table-cell table:style-name="Table1.A1" office:value-type="string">
            <text:list xml:id="list130625729012420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P4">KC 1</text:p>
          </table:table-cell>
        </table:table-row>
        <table:table-row table:style-name="TableLine94287788402432">
          <table:table-cell table:style-name="Table1.A1" office:value-type="string">
            <text:list xml:id="list130625965774281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788402432">
          <table:table-cell table:style-name="Table1.A1" office:value-type="string">
            <text:list xml:id="list130626144933884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P4">vPN 1</text:p>
          </table:table-cell>
        </table:table-row>
        <table:table-row table:style-name="TableLine94287788402432">
          <table:table-cell table:style-name="Table1.A1" office:value-type="string">
            <text:list xml:id="list130625259013728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P4"><text:span text:style-name="T5">v</text:span>PN <text:span text:style-name="T1">2</text:span></text:p>
          </table:table-cell>
        </table:table-row>
        <table:table-row table:style-name="TableLine94287788402432">
          <table:table-cell table:style-name="Table1.A1" office:value-type="string">
            <text:list xml:id="list130625235689443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Text_20_body"><text:span text:style-name="T2">glia </text:span><text:span text:style-name="T3">2</text:span></text:p>
          </table:table-cell>
        </table:table-row>
        <table:table-row table:style-name="Table1.9">
          <table:table-cell table:style-name="Table1.A1" office:value-type="string">
            <text:list xml:id="list130625132394636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788402432">
          <table:table-cell table:style-name="Table1.A1" office:value-type="string">
            <text:list xml:id="list130625035362199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788402432">
          <table:table-cell table:style-name="Table1.A1" office:value-type="string">
            <text:list xml:id="list130625981785156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P4">Mi1</text:p>
          </table:table-cell>
        </table:table-row>
        <table:table-row table:style-name="TableLine94287788402432">
          <table:table-cell table:style-name="Table1.A1" office:value-type="string">
            <text:list xml:id="list130625071700515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P4">PN 1</text:p>
          </table:table-cell>
        </table:table-row>
        <table:table-row table:style-name="TableLine94287788402432">
          <table:table-cell table:style-name="Table1.A1" office:value-type="string">
            <text:list xml:id="list130624934237918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788402432">
          <table:table-cell table:style-name="Table1.A1" office:value-type="string">
            <text:list xml:id="list130625034531803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P5">KC 2</text:p>
          </table:table-cell>
        </table:table-row>
        <table:table-row table:style-name="TableLine94287788402432">
          <table:table-cell table:style-name="Table1.A1" office:value-type="string">
            <text:list xml:id="list130625994815294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788402432">
          <table:table-cell table:style-name="Table1.A1" office:value-type="string">
            <text:list xml:id="list130626295325704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788402432">
          <table:table-cell table:style-name="Table1.A1" office:value-type="string">
            <text:list xml:id="list130626370634564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Text_20_body"><text:span text:style-name="T2">monoaminergic neuron</text:span></text:p>
          </table:table-cell>
        </table:table-row>
        <table:table-row table:style-name="TableLine94287788402432">
          <table:table-cell table:style-name="Table1.A1" office:value-type="string">
            <text:list xml:id="list130626805246796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788402432">
          <table:table-cell table:style-name="Table1.A1" office:value-type="string">
            <text:list xml:id="list130626312399842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P5">KC 3</text:p>
          </table:table-cell>
        </table:table-row>
        <table:table-row table:style-name="TableLine94287788402432">
          <table:table-cell table:style-name="Table1.A1" office:value-type="string">
            <text:list xml:id="list130625664786784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788402432">
          <table:table-cell table:style-name="Table1.A1" office:value-type="string">
            <text:list xml:id="list130626010095198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788402432">
          <table:table-cell table:style-name="Table1.A1" office:value-type="string">
            <text:list xml:id="list130626521985964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788402432">
          <table:table-cell table:style-name="Table1.A1" office:value-type="string">
            <text:list xml:id="list130626465282965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P4">Pm</text:p>
          </table:table-cell>
        </table:table-row>
        <table:table-row table:style-name="TableLine94287788402432">
          <table:table-cell table:style-name="Table1.A1" office:value-type="string">
            <text:list xml:id="list130625820414242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788402432">
          <table:table-cell table:style-name="Table1.A1" office:value-type="string">
            <text:list xml:id="list130626398388997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788402432">
          <table:table-cell table:style-name="Table1.A1" office:value-type="string">
            <text:list xml:id="list130626658666236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788402432">
          <table:table-cell table:style-name="Table1.A1" office:value-type="string">
            <text:list xml:id="list130624943516275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788402432">
          <table:table-cell table:style-name="Table1.A1" office:value-type="string">
            <text:list xml:id="list130625896105442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788402432">
          <table:table-cell table:style-name="Table1.A1" office:value-type="string">
            <text:list xml:id="list130626245255246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Text_20_body"><text:span text:style-name="T2">glia </text:span><text:span text:style-name="T3">3</text:span></text:p>
          </table:table-cell>
        </table:table-row>
        <table:table-row table:style-name="TableLine94287788402432">
          <table:table-cell table:style-name="Table1.A1" office:value-type="string">
            <text:list xml:id="list130624985312966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P6">astrocyte</text:p>
          </table:table-cell>
        </table:table-row>
        <table:table-row table:style-name="TableLine94287788402432">
          <table:table-cell table:style-name="Table1.A1" office:value-type="string">
            <text:list xml:id="list130624847836185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788402432">
          <table:table-cell table:style-name="Table1.A1" office:value-type="string">
            <text:list xml:id="list130626191828581" text:continue-numbering="true" text:style-name="L2">
              <text:list-item>
                <text:p text:style-name="P2"/>
              </text:list-item>
            </text:list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0T02:27:13.657530613</meta:creation-date>
    <dc:date>2023-07-23T13:06:24.759313765</dc:date>
    <meta:editing-duration>P2DT18H12M7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46" meta:word-count="56" meta:character-count="179" meta:non-whitespace-character-count="169"/>
  </office:meta>
</office:document-meta>
</file>